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font-weight="bold" officeooo:rsid="001245d3" officeooo:paragraph-rsid="001245d3" style:font-weight-asian="bold" style:font-weight-complex="bold"/>
    </style:style>
    <style:style style:name="P2" style:family="paragraph" style:parent-style-name="Standard">
      <style:text-properties fo:font-weight="bold" officeooo:rsid="0016fa0d" officeooo:paragraph-rsid="0016fa0d" style:font-weight-asian="bold" style:font-weight-complex="bold"/>
    </style:style>
    <style:style style:name="P3" style:family="paragraph" style:parent-style-name="Standard">
      <style:text-properties fo:font-weight="bold" officeooo:rsid="00195850" officeooo:paragraph-rsid="00195850" style:font-weight-asian="bold" style:font-weight-complex="bold"/>
    </style:style>
    <style:style style:name="P4" style:family="paragraph" style:parent-style-name="Standard">
      <style:text-properties fo:font-weight="bold" officeooo:rsid="001a1bcb" officeooo:paragraph-rsid="001a1bcb" style:font-weight-asian="bold" style:font-weight-complex="bold"/>
    </style:style>
    <style:style style:name="P5" style:family="paragraph" style:parent-style-name="Standard">
      <style:text-properties fo:font-weight="bold" officeooo:rsid="001af11c" officeooo:paragraph-rsid="001af11c" style:font-weight-asian="bold" style:font-weight-complex="bold"/>
    </style:style>
    <style:style style:name="P6" style:family="paragraph" style:parent-style-name="Standard">
      <style:text-properties fo:font-weight="bold" officeooo:rsid="001c61fb" officeooo:paragraph-rsid="001c61fb" style:font-weight-asian="bold" style:font-weight-complex="bold"/>
    </style:style>
    <style:style style:name="P7" style:family="paragraph" style:parent-style-name="Standard">
      <style:text-properties fo:font-weight="bold" officeooo:rsid="001cca13" officeooo:paragraph-rsid="001cca13" style:font-weight-asian="bold" style:font-weight-complex="bold"/>
    </style:style>
    <style:style style:name="P8" style:family="paragraph" style:parent-style-name="Standard">
      <style:text-properties fo:font-weight="bold" officeooo:rsid="001e3303" officeooo:paragraph-rsid="001e3303" style:font-weight-asian="bold" style:font-weight-complex="bold"/>
    </style:style>
    <style:style style:name="P9" style:family="paragraph" style:parent-style-name="Standard">
      <style:text-properties fo:font-weight="bold" officeooo:paragraph-rsid="001245d3"/>
    </style:style>
    <style:style style:name="P10" style:family="paragraph" style:parent-style-name="Standard">
      <style:text-properties fo:font-weight="normal" officeooo:paragraph-rsid="00195850" style:font-weight-asian="normal" style:font-weight-complex="normal"/>
    </style:style>
    <style:style style:name="P11" style:family="paragraph" style:parent-style-name="Standard">
      <style:text-properties fo:font-weight="normal" officeooo:rsid="001a1bcb" officeooo:paragraph-rsid="001a1bcb" style:font-weight-asian="normal" style:font-weight-complex="normal"/>
    </style:style>
    <style:style style:name="P12" style:family="paragraph" style:parent-style-name="Standard">
      <style:text-properties fo:font-weight="normal" officeooo:rsid="001af11c" officeooo:paragraph-rsid="001af11c" style:font-weight-asian="normal" style:font-weight-complex="normal"/>
    </style:style>
    <style:style style:name="P13" style:family="paragraph" style:parent-style-name="Standard">
      <style:text-properties fo:font-weight="normal" officeooo:rsid="001c61fb" officeooo:paragraph-rsid="001c61fb" style:font-weight-asian="normal" style:font-weight-complex="normal"/>
    </style:style>
    <style:style style:name="P14" style:family="paragraph" style:parent-style-name="Standard">
      <style:text-properties fo:font-weight="normal" officeooo:rsid="001e3303" officeooo:paragraph-rsid="001e3303" style:font-weight-asian="normal" style:font-weight-complex="normal"/>
    </style:style>
    <style:style style:name="P15" style:family="paragraph" style:parent-style-name="Standard">
      <style:text-properties officeooo:paragraph-rsid="001245d3"/>
    </style:style>
    <style:style style:name="P16" style:family="paragraph" style:parent-style-name="Standard">
      <style:text-properties officeooo:paragraph-rsid="001625a4"/>
    </style:style>
    <style:style style:name="P17" style:family="paragraph" style:parent-style-name="Standard">
      <style:text-properties officeooo:paragraph-rsid="0016d058"/>
    </style:style>
    <style:style style:name="P18" style:family="paragraph" style:parent-style-name="Standard">
      <style:text-properties officeooo:paragraph-rsid="0016fa0d"/>
    </style:style>
    <style:style style:name="P19" style:family="paragraph" style:parent-style-name="Standard">
      <style:text-properties officeooo:paragraph-rsid="00195850"/>
    </style:style>
    <style:style style:name="P20" style:family="paragraph" style:parent-style-name="Standard">
      <style:text-properties officeooo:paragraph-rsid="001c61fb"/>
    </style:style>
    <style:style style:name="P21" style:family="paragraph" style:parent-style-name="Standard">
      <style:text-properties officeooo:paragraph-rsid="001e330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45d3" style:font-weight-asian="normal" style:font-weight-complex="normal"/>
    </style:style>
    <style:style style:name="T3" style:family="text">
      <style:text-properties fo:font-weight="normal" officeooo:rsid="0016d05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45d3" style:font-weight-asian="bold" style:font-weight-complex="bold"/>
    </style:style>
    <style:style style:name="T6" style:family="text">
      <style:text-properties fo:font-weight="bold" officeooo:rsid="001625a4" style:font-weight-asian="bold" style:font-weight-complex="bold"/>
    </style:style>
    <style:style style:name="T7" style:family="text">
      <style:text-properties fo:font-weight="bold" officeooo:rsid="0016d058" style:font-weight-asian="bold" style:font-weight-complex="bold"/>
    </style:style>
    <style:style style:name="T8" style:family="text">
      <style:text-properties fo:font-weight="bold" officeooo:rsid="0016fa0d" style:font-weight-asian="bold" style:font-weight-complex="bold"/>
    </style:style>
    <style:style style:name="T9" style:family="text">
      <style:text-properties fo:font-weight="bold" officeooo:rsid="00195850" style:font-weight-asian="bold" style:font-weight-complex="bold"/>
    </style:style>
    <style:style style:name="T10" style:family="text">
      <style:text-properties fo:font-weight="bold" officeooo:rsid="001c61fb" style:font-weight-asian="bold" style:font-weight-complex="bold"/>
    </style:style>
    <style:style style:name="T11" style:family="text">
      <style:text-properties fo:font-weight="bold" officeooo:rsid="001e3303" style:font-weight-asian="bold" style:font-weight-complex="bold"/>
    </style:style>
    <style:style style:name="T12" style:family="text">
      <style:text-properties officeooo:rsid="00201483"/>
    </style:style>
    <style:style style:name="T13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4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625a4" style:font-weight-asian="bold" style:font-weight-complex="bold"/>
    </style:style>
    <style:style style:name="T15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95850" style:font-weight-asian="bold" style:font-weight-complex="bold"/>
    </style:style>
    <style:style style:name="T16" style:family="text">
      <style:text-properties fo:font-variant="normal" fo:text-transform="none" fo:color="#1f2328" loext:opacity="100%" style:font-name="apple-system" fo:font-size="12pt" fo:letter-spacing="normal" fo:font-style="normal" style:font-weight-asian="bold" style:font-weight-complex="bold"/>
    </style:style>
    <style:style style:name="T17" style:family="text">
      <style:text-properties fo:font-variant="normal" fo:text-transform="none" fo:color="#1f2328" loext:opacity="100%" style:font-name="apple-system" fo:font-size="12pt" fo:letter-spacing="normal" fo:font-style="normal" officeooo:rsid="00211571" style:font-weight-asian="bold" style:font-weight-complex="bold"/>
    </style:style>
    <style:style style:name="T18" style:family="text">
      <style:text-properties fo:font-variant="normal" fo:text-transform="none" fo:color="#1f2328" loext:opacity="100%" style:font-name="apple-system" fo:font-size="12pt" fo:letter-spacing="normal" fo:font-style="normal" officeooo:rsid="001625a4"/>
    </style:style>
    <style:style style:name="T19" style:family="text"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625a4" style:font-weight-asian="bold" style:font-weight-complex="bold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95850" style:font-weight-asian="bold" style:font-weight-complex="bold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211571" style:font-weight-asian="bold" style:font-weight-complex="bold"/>
    </style:style>
    <style:style style:name="T23" style:family="text">
      <style:text-properties fo:font-variant="normal" fo:text-transform="none" fo:color="#1f2328" loext:opacity="100%" style:font-name="apple-system" fo:font-size="12pt" fo:letter-spacing="normal" fo:font-style="normal" officeooo:rsid="00195850"/>
    </style:style>
    <style:style style:name="T24" style:family="text">
      <style:text-properties fo:font-variant="normal" fo:text-transform="none" fo:color="#1f2328" loext:opacity="100%" style:font-name="ui-monospace" fo:font-size="9.75pt" fo:letter-spacing="normal" fo:font-style="normal" fo:font-weight="normal" officeooo:rsid="001625a4" style:font-weight-asian="bold" style:font-weight-complex="bold" loext:padding="0in" loext:border="none"/>
    </style:style>
    <style:style style:name="T25" style:family="text">
      <style:text-properties fo:font-variant="normal" fo:text-transform="none" fo:color="#1f2328" loext:opacity="100%" style:font-name="ui-monospace" fo:font-size="9.75pt" fo:letter-spacing="normal" fo:font-style="normal" fo:font-weight="normal" officeooo:rsid="00195850" style:font-weight-asian="bold" style:font-weight-complex="bold" loext:padding="0in" loext:border="none"/>
    </style:style>
    <style:style style:name="T26" style:family="text">
      <style:text-properties fo:font-variant="normal" fo:text-transform="none" fo:color="#1f2328" loext:opacity="100%" style:font-name="ui-monospace" fo:font-size="9.75pt" fo:letter-spacing="normal" fo:font-style="normal" officeooo:rsid="001625a4" loext:padding="0in" loext:border="none"/>
    </style:style>
    <style:style style:name="T27" style:family="text">
      <style:text-properties fo:font-variant="normal" fo:text-transform="none" fo:color="#1f2328" loext:opacity="100%" style:font-name="ui-monospace" fo:font-size="9.75pt" fo:letter-spacing="normal" fo:font-style="normal" fo:font-weight="bold" officeooo:rsid="001625a4" style:font-weight-asian="bold" style:font-weight-complex="bold" loext:padding="0in" loext:border="none"/>
    </style:style>
    <style:style style:name="T28" style:family="text">
      <style:text-properties fo:font-variant="normal" fo:text-transform="none" fo:color="#1f2328" loext:opacity="100%" style:font-name="ui-monospace" fo:font-size="9.75pt" fo:letter-spacing="normal" fo:font-style="normal" fo:font-weight="bold" officeooo:rsid="00195850" style:font-weight-asian="bold" style:font-weight-complex="bold" loext:padding="0in" loext:border="none"/>
    </style:style>
    <style:style style:name="T29" style:family="text">
      <style:text-properties fo:font-variant="normal" fo:text-transform="none" fo:color="#1f2328" loext:opacity="100%" style:font-name="ui-monospace" fo:font-size="9.75pt" fo:letter-spacing="normal" fo:font-style="normal" officeooo:rsid="00195850" loext:padding="0in" loext:border="none"/>
    </style:style>
    <style:style style:name="T30" style:family="text">
      <style:text-properties fo:font-variant="normal" fo:text-transform="none" fo:color="#1f2328" loext:opacity="100%" fo:font-size="12pt" fo:letter-spacing="normal" fo:font-style="normal" fo:font-weight="normal" officeooo:rsid="00211571" style:font-weight-asian="normal" style:font-weight-complex="normal"/>
    </style:style>
    <style:style style:name="T31" style:family="text">
      <style:text-properties fo:font-variant="normal" fo:text-transform="none" fo:color="#1f2328" loext:opacity="100%" fo:font-size="12pt" fo:letter-spacing="normal" fo:font-style="normal" officeooo:rsid="00211571"/>
    </style:style>
    <style:style style:name="T32" style:family="text">
      <style:text-properties fo:font-variant="normal" fo:text-transform="none" fo:color="#1f2328" loext:opacity="100%" fo:font-size="12pt" fo:letter-spacing="normal" fo:font-style="normal" fo:font-weight="bold" officeooo:rsid="00211571" style:font-weight-asian="bold" style:font-weight-complex="bold"/>
    </style:style>
    <style:style style:name="T33" style:family="text">
      <style:text-properties officeooo:rsid="001245d3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8"/>DOCKER TASK <text:s/></text:p>
      <text:p text:style-name="P1"><text:s text:c="30"/><text:span text:style-name="T12">MUHAMMAD REHAN KHAN</text:span></text:p>
      <text:p text:style-name="P1"/>
      <text:p text:style-name="P9"><text:span text:style-name="T17">Q1.</text:span><text:span text:style-name="T16">Run two Docker Containers using different menthods.</text:span></text:p>
      <text:p text:style-name="Text_20_body"><text:span text:style-name="T5"/></text:p>
      <text:p text:style-name="Text_20_body"><text:span text:style-name="T5">IMPERATIVE METHOD:</text:span></text:p>
      <text:p text:style-name="P15"><text:span text:style-name="Source_20_Text"/></text:p>
      <text:p text:style-name="P15"><text:span text:style-name="Source_20_Text">controlplane $ docker run -d --name nginx-cont -p 81:80 nginx</text:span></text:p>
      <text:p text:style-name="P15"><text:span text:style-name="Source_20_Text">Unable to find image 'nginx:latest' locally</text:span></text:p>
      <text:p text:style-name="P15"><text:span text:style-name="Source_20_Text">latest: Pulling from library/nginx</text:span></text:p>
      <text:p text:style-name="P15"><text:span text:style-name="Source_20_Text">faef57eae888: Pull complete </text:span></text:p>
      <text:p text:style-name="P15"><text:span text:style-name="Source_20_Text">76579e9ed380: Pull complete </text:span></text:p>
      <text:p text:style-name="P15"><text:span text:style-name="Source_20_Text">cf707e233955: Pull complete </text:span></text:p>
      <text:p text:style-name="P15"><text:span text:style-name="Source_20_Text">91bb7937700d: Pull complete </text:span></text:p>
      <text:p text:style-name="P15"><text:span text:style-name="Source_20_Text">4b962717ba55: Pull complete </text:span></text:p>
      <text:p text:style-name="P15"><text:span text:style-name="Source_20_Text">f46d7b05649a: Pull complete </text:span></text:p>
      <text:p text:style-name="P15"><text:span text:style-name="Source_20_Text">103501419a0a: Pull complete </text:span></text:p>
      <text:p text:style-name="P15"><text:span text:style-name="Source_20_Text">Digest: sha256:08bc36ad52474e528cc1ea3426b5e3f4bad8a130318e3140d6cfe29c8892c7ef</text:span></text:p>
      <text:p text:style-name="P15"><text:span text:style-name="Source_20_Text">Status: Downloaded newer image for nginx:latest</text:span></text:p>
      <text:p text:style-name="P15"><text:span text:style-name="Source_20_Text">92727bf01e2fdeabb1200e428e440ee1e55a79ed98c43438877981439d29c153</text:span></text:p>
      <text:p text:style-name="P15"><text:span text:style-name="Source_20_Text">controlplane $ docker ps</text:span></text:p>
      <text:p text:style-name="P15"><text:span text:style-name="Source_20_Text">CONTAINER ID <text:s text:c="2"/>IMAGE <text:s text:c="4"/>COMMAND <text:s text:c="17"/>CREATED <text:s text:c="8"/>STATUS <text:s text:c="8"/>PORTS <text:s text:c="30"/>NAMES</text:span></text:p>
      <text:p text:style-name="P15"><text:span text:style-name="Source_20_Text">92727bf01e2f <text:s text:c="2"/>nginx <text:s text:c="4"/>"/docker-entrypoint.…" <text:s text:c="2"/>7 seconds ago <text:s text:c="2"/>Up 6 seconds <text:s text:c="2"/>0.0.0.0:81-&gt;80/tcp, :::81-&gt;80/tcp <text:s text:c="2"/>nginx-cont</text:span></text:p>
      <text:p text:style-name="P15"><text:span text:style-name="Source_20_Text">controlplane $ ^C</text:span></text:p>
      <text:p text:style-name="P15"><text:span text:style-name="Source_20_Text">controlplane $ 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5">DECLARATIVE METHOD:</text:span></text:span></text:p>
      <text:p text:style-name="P15"><text:span text:style-name="Source_20_Text"><text:span text:style-name="T5"/></text:span></text:p>
      <text:p text:style-name="P15"><text:span text:style-name="Source_20_Text"><text:span text:style-name="T2">controlplane $ docker-compose up -d --build</text:span></text:span></text:p>
      <text:p text:style-name="P15"><text:span text:style-name="Source_20_Text"><text:span text:style-name="T2">Creating root_nginx_1 ... done</text:span></text:span></text:p>
      <text:p text:style-name="P15"><text:span text:style-name="Source_20_Text"><text:span text:style-name="T2">controlplane $ docker-compose down </text:span></text:span></text:p>
      <text:p text:style-name="P15"><text:span text:style-name="Source_20_Text"><text:span text:style-name="T2">Stopping root_nginx_1 ... done</text:span></text:span></text:p>
      <text:p text:style-name="P15"><text:span text:style-name="Source_20_Text"><text:span text:style-name="T2">Removing root_nginx_1 ... done</text:span></text:span></text:p>
      <text:p text:style-name="P15"><text:span text:style-name="Source_20_Text"><text:span text:style-name="T2">Removing network root_default</text:span></text:span></text:p>
      <text:p text:style-name="P15"><text:span text:style-name="Source_20_Text"><text:span text:style-name="T2">controlplane $ sudo nano docker-compose.yml </text:span></text:span></text:p>
      <text:p text:style-name="P15"><text:span text:style-name="Source_20_Text"><text:span text:style-name="T2">controlplane $ cat docker-compose.yml </text:span></text:span></text:p>
      <text:p text:style-name="P15"><text:span text:style-name="Source_20_Text"><text:span text:style-name="T2">version: '3'</text:span></text:span></text:p>
      <text:p text:style-name="P15"><text:span text:style-name="Source_20_Text"><text:span text:style-name="T2">services:</text:span></text:span></text:p>
      <text:p text:style-name="P15"><text:span text:style-name="Source_20_Text"><text:span text:style-name="T2"><text:s text:c="2"/>nginx:</text:span></text:span></text:p>
      <text:p text:style-name="P15"><text:span text:style-name="Source_20_Text"><text:span text:style-name="T2"><text:s text:c="4"/>image: nginx</text:span></text:span></text:p>
      <text:p text:style-name="P15"><text:span text:style-name="Source_20_Text"><text:span text:style-name="T2"><text:s text:c="4"/>ports:</text:span></text:span></text:p>
      <text:p text:style-name="P15"><text:span text:style-name="Source_20_Text"><text:span text:style-name="T2"><text:s text:c="6"/>- "82:80"</text:span></text:span></text:p>
      <text:p text:style-name="P15"><text:span text:style-name="Source_20_Text"><text:span text:style-name="T2">controlplane $ docker-compose up -d <text:s text:c="3"/></text:span></text:span></text:p>
      <text:p text:style-name="P15"><text:soft-page-break/><text:span text:style-name="Source_20_Text"><text:span text:style-name="T2">Creating network "root_default" with the default driver</text:span></text:span></text:p>
      <text:p text:style-name="P15"><text:span text:style-name="Source_20_Text"><text:span text:style-name="T2">Creating root_nginx_1 ... done</text:span></text:span></text:p>
      <text:p text:style-name="P15"><text:span text:style-name="Source_20_Text"><text:span text:style-name="T2"/></text:span></text:p>
      <text:p text:style-name="P17"><text:span text:style-name="Source_20_Text"><text:span text:style-name="T7">check container running condition:</text:span></text:span></text:p>
      <text:p text:style-name="P17"><text:span text:style-name="Source_20_Text"><text:span text:style-name="T7"/></text:span></text:p>
      <text:p text:style-name="P15"><text:span text:style-name="Source_20_Text"><text:span text:style-name="T2">controlplane $ docker ps</text:span></text:span></text:p>
      <text:p text:style-name="P15"><text:span text:style-name="Source_20_Text"><text:span text:style-name="T2">CONTAINER ID <text:s text:c="2"/>IMAGE <text:s text:c="4"/>COMMAND <text:s text:c="17"/>CREATED <text:s text:c="8"/>STATUS <text:s text:c="8"/>PORTS <text:s text:c="30"/>NAMES</text:span></text:span></text:p>
      <text:p text:style-name="P15"><text:span text:style-name="Source_20_Text"><text:span text:style-name="T2">58f45be9310a <text:s text:c="2"/>nginx <text:s text:c="4"/>"/docker-entrypoint.…" <text:s text:c="2"/>4 seconds ago <text:s text:c="2"/>Up 4 seconds <text:s text:c="2"/>0.0.0.0:82-&gt;80/tcp, :::82-&gt;80/tcp <text:s text:c="2"/>root_nginx_1</text:span></text:span></text:p>
      <text:p text:style-name="P15"><text:span text:style-name="Source_20_Text"><text:span text:style-name="T2">92727bf01e2f <text:s text:c="2"/>nginx <text:s text:c="4"/>"/docker-entrypoint.…" <text:s text:c="2"/>6 minutes ago <text:s text:c="2"/>Up 6 minutes <text:s text:c="2"/>0.0.0.0:81-&gt;80/tcp, :::81-&gt;80/tcp <text:s text:c="2"/>nginx-cont</text:span></text:span></text:p>
      <text:p text:style-name="P15"><text:span text:style-name="Source_20_Text"><text:span text:style-name="T2">controlplane $ </text:span></text:span></text:p>
      <text:p text:style-name="P15"><text:span text:style-name="Source_20_Text"><text:span text:style-name="T2"/></text:span></text:p>
      <text:p text:style-name="P15"><text:span text:style-name="Source_20_Text"><text:span text:style-name="T2"/></text:span></text:p>
      <text:p text:style-name="P16"><text:span text:style-name="Source_20_Text"><text:span text:style-name="T22">2. </text:span></text:span><text:span text:style-name="Source_20_Text"><text:span text:style-name="T20">Make Dockerfile for any 2 of well-known image (i.e </text:span></text:span><text:span text:style-name="Source_20_Text"><text:span text:style-name="T27">Nginx, Busybox, alpine or etc</text:span></text:span><text:span text:style-name="Source_20_Text"><text:span text:style-name="T20">) , run container and delete anyone.</text:span></text:span></text:p>
      <text:p text:style-name="Text_20_body"><text:line-break/><text:span text:style-name="Source_20_Text"><text:span text:style-name="T7">create index.html file: </text:span></text:span></text:p>
      <text:p text:style-name="P16"><text:span text:style-name="Source_20_Text"><text:span text:style-name="T1"/></text:span></text:p>
      <text:p text:style-name="P16"><text:span text:style-name="Source_20_Text"><text:span text:style-name="T1">controlplane $ sudo nano index.html</text:span></text:span></text:p>
      <text:p text:style-name="P17"><text:span text:style-name="Source_20_Text"><text:span text:style-name="T3"/></text:span></text:p>
      <text:p text:style-name="P17"><text:span text:style-name="Source_20_Text"><text:span text:style-name="T7">create Dockerfile for nginx webserver:</text:span></text:span></text:p>
      <text:p text:style-name="P17"><text:span text:style-name="Source_20_Text"><text:span text:style-name="T7"/></text:span></text:p>
      <text:p text:style-name="P16"><text:span text:style-name="Source_20_Text"><text:span text:style-name="T1">controlplane $ sudo nano Dockerfile.webserver </text:span></text:span></text:p>
      <text:p text:style-name="P16"><text:span text:style-name="Source_20_Text"><text:span text:style-name="T1">controlplane $ ls</text:span></text:span></text:p>
      <text:p text:style-name="P16"><text:span text:style-name="Source_20_Text"><text:span text:style-name="T1">Dockerfile.webserver <text:s/>Y <text:s/>filesystem <text:s/>index.html</text:span></text:span></text:p>
      <text:p text:style-name="P16"><text:span text:style-name="Source_20_Text"><text:span text:style-name="T1">controlplane $ cat index.html </text:span></text:span></text:p>
      <text:p text:style-name="P16"><text:span text:style-name="Source_20_Text"><text:span text:style-name="T1">&lt;!-- index.html --&gt;</text:span></text:span></text:p>
      <text:p text:style-name="P16"><text:span text:style-name="Source_20_Text"><text:span text:style-name="T1">&lt;!DOCTYPE html&gt;</text:span></text:span></text:p>
      <text:p text:style-name="P16"><text:span text:style-name="Source_20_Text"><text:span text:style-name="T1">&lt;html&gt;</text:span></text:span></text:p>
      <text:p text:style-name="P16"><text:span text:style-name="Source_20_Text"><text:span text:style-name="T1">&lt;head&gt;</text:span></text:span></text:p>
      <text:p text:style-name="P16"><text:span text:style-name="Source_20_Text"><text:span text:style-name="T1"><text:s text:c="2"/>&lt;title&gt;Hello from Nginx&lt;/title&gt;</text:span></text:span></text:p>
      <text:p text:style-name="P16"><text:span text:style-name="Source_20_Text"><text:span text:style-name="T1">&lt;/head&gt;</text:span></text:span></text:p>
      <text:p text:style-name="P16"><text:span text:style-name="Source_20_Text"><text:span text:style-name="T1">&lt;body&gt;</text:span></text:span></text:p>
      <text:p text:style-name="P16"><text:span text:style-name="Source_20_Text"><text:span text:style-name="T1"><text:s text:c="2"/>&lt;h1&gt;Rehan Devops sherdil it accademy&lt;/h1&gt;</text:span></text:span></text:p>
      <text:p text:style-name="P16"><text:span text:style-name="Source_20_Text"><text:span text:style-name="T1">&lt;/body&gt;</text:span></text:span></text:p>
      <text:p text:style-name="P16"><text:span text:style-name="Source_20_Text"><text:span text:style-name="T1">&lt;/html&gt;</text:span></text:span></text:p>
      <text:p text:style-name="P16"><text:span text:style-name="Source_20_Text"><text:span text:style-name="T1">controlplane $ <text:s text:c="4"/></text:span></text:span></text:p>
      <text:p text:style-name="P16"><text:span text:style-name="Source_20_Text"><text:span text:style-name="T1">controlplane $ cat Dockerfile.webserver </text:span></text:span></text:p>
      <text:p text:style-name="P16"><text:span text:style-name="Source_20_Text"><text:span text:style-name="T1">FROM nginx</text:span></text:span></text:p>
      <text:p text:style-name="P16"><text:span text:style-name="Source_20_Text"><text:span text:style-name="T1">COPY index.html /usr/share/nginx/html/index.html</text:span></text:span></text:p>
      <text:p text:style-name="P16"><text:span text:style-name="Source_20_Text"><text:span text:style-name="T1">EXPOSE 80</text:span></text:span></text:p>
      <text:p text:style-name="P16"><text:span text:style-name="Source_20_Text"><text:span text:style-name="T1"/></text:span></text:p>
      <text:p text:style-name="P17"><text:span text:style-name="Source_20_Text"><text:span text:style-name="T7">create nginx image from Dockerfile:</text:span></text:span></text:p>
      <text:p text:style-name="P17"><text:span text:style-name="Source_20_Text"><text:span text:style-name="T7"/></text:span></text:p>
      <text:p text:style-name="P16"><text:span text:style-name="Source_20_Text"><text:span text:style-name="T1">controlplane $ docker build -t my-nginx -f Dockerfile</text:span></text:span></text:p>
      <text:p text:style-name="P16"><text:span text:style-name="Source_20_Text"><text:span text:style-name="T1">"docker build" requires exactly 1 argument.</text:span></text:span></text:p>
      <text:p text:style-name="P16"><text:span text:style-name="Source_20_Text"><text:span text:style-name="T1">See 'docker build --help'.</text:span></text:span></text:p>
      <text:p text:style-name="P16"><text:soft-page-break/><text:span text:style-name="Source_20_Text"><text:span text:style-name="T1"/></text:span></text:p>
      <text:p text:style-name="P16"><text:span text:style-name="Source_20_Text"><text:span text:style-name="T1">Usage: <text:s/>docker build [OPTIONS] PATH | URL | -</text:span></text:span></text:p>
      <text:p text:style-name="P16"><text:span text:style-name="Source_20_Text"><text:span text:style-name="T1"/></text:span></text:p>
      <text:p text:style-name="P16"><text:span text:style-name="Source_20_Text"><text:span text:style-name="T1">Build an image from a Dockerfile</text:span></text:span></text:p>
      <text:p text:style-name="P16"><text:span text:style-name="Source_20_Text"><text:span text:style-name="T1"/></text:span></text:p>
      <text:p text:style-name="P16"><text:span text:style-name="Source_20_Text"><text:span text:style-name="T1">controlplane $ docker build -t my-nginx -f Dockerfile.webserver . </text:span></text:span></text:p>
      <text:p text:style-name="P16"><text:span text:style-name="Source_20_Text"><text:span text:style-name="T1">Sending build context to Docker daemon <text:s/>6.715MB</text:span></text:span></text:p>
      <text:p text:style-name="P16"><text:span text:style-name="Source_20_Text"><text:span text:style-name="T1">Step 1/3 : FROM nginx</text:span></text:span></text:p>
      <text:p text:style-name="P16"><text:span text:style-name="Source_20_Text"><text:span text:style-name="T1">latest: Pulling from library/nginx</text:span></text:span></text:p>
      <text:p text:style-name="P16"><text:span text:style-name="Source_20_Text"><text:span text:style-name="T1">faef57eae888: Pull complete </text:span></text:span></text:p>
      <text:p text:style-name="P16"><text:span text:style-name="Source_20_Text"><text:span text:style-name="T1">76579e9ed380: Pull complete </text:span></text:span></text:p>
      <text:p text:style-name="P16"><text:span text:style-name="Source_20_Text"><text:span text:style-name="T1">cf707e233955: Pull complete </text:span></text:span></text:p>
      <text:p text:style-name="P16"><text:span text:style-name="Source_20_Text"><text:span text:style-name="T1">91bb7937700d: Pull complete </text:span></text:span></text:p>
      <text:p text:style-name="P16"><text:span text:style-name="Source_20_Text"><text:span text:style-name="T1">4b962717ba55: Pull complete </text:span></text:span></text:p>
      <text:p text:style-name="P16"><text:span text:style-name="Source_20_Text"><text:span text:style-name="T1">f46d7b05649a: Pull complete </text:span></text:span></text:p>
      <text:p text:style-name="P16"><text:span text:style-name="Source_20_Text"><text:span text:style-name="T1">103501419a0a: Pull complete </text:span></text:span></text:p>
      <text:p text:style-name="P16"><text:span text:style-name="Source_20_Text"><text:span text:style-name="T1">Digest: sha256:08bc36ad52474e528cc1ea3426b5e3f4bad8a130318e3140d6cfe29c8892c7ef</text:span></text:span></text:p>
      <text:p text:style-name="P16"><text:span text:style-name="Source_20_Text"><text:span text:style-name="T1">Status: Downloaded newer image for nginx:latest</text:span></text:span></text:p>
      <text:p text:style-name="P16"><text:span text:style-name="Source_20_Text"><text:span text:style-name="T1"><text:s/>---&gt; 021283c8eb95</text:span></text:span></text:p>
      <text:p text:style-name="P16"><text:span text:style-name="Source_20_Text"><text:span text:style-name="T1">Step 2/3 : COPY index.html /usr/share/nginx/html/index.html</text:span></text:span></text:p>
      <text:p text:style-name="P16"><text:span text:style-name="Source_20_Text"><text:span text:style-name="T1"><text:s/>---&gt; bd9a483c5f84</text:span></text:span></text:p>
      <text:p text:style-name="P16"><text:span text:style-name="Source_20_Text"><text:span text:style-name="T1">Step 3/3 : EXPOSE 80</text:span></text:span></text:p>
      <text:p text:style-name="P16"><text:span text:style-name="Source_20_Text"><text:span text:style-name="T1"><text:s/>---&gt; Running in 269dcafee03d</text:span></text:span></text:p>
      <text:p text:style-name="P16"><text:span text:style-name="Source_20_Text"><text:span text:style-name="T1">Removing intermediate container 269dcafee03d</text:span></text:span></text:p>
      <text:p text:style-name="P16"><text:span text:style-name="Source_20_Text"><text:span text:style-name="T1"><text:s/>---&gt; 9bcd3f784c70</text:span></text:span></text:p>
      <text:p text:style-name="P16"><text:span text:style-name="Source_20_Text"><text:span text:style-name="T1">Successfully built 9bcd3f784c70</text:span></text:span></text:p>
      <text:p text:style-name="P16"><text:span text:style-name="Source_20_Text"><text:span text:style-name="T1">Successfully tagged my-nginx:latest</text:span></text:span></text:p>
      <text:p text:style-name="P16"><text:span text:style-name="Source_20_Text"><text:span text:style-name="T1"/></text:span></text:p>
      <text:p text:style-name="P17"><text:span text:style-name="Source_20_Text"><text:span text:style-name="T7">check docker images:</text:span></text:span></text:p>
      <text:p text:style-name="P17"><text:span text:style-name="Source_20_Text"><text:span text:style-name="T7"/></text:span></text:p>
      <text:p text:style-name="P16"><text:span text:style-name="Source_20_Text"><text:span text:style-name="T1">controlplane $ docker images</text:span></text:span></text:p>
      <text:p text:style-name="P16"><text:span text:style-name="Source_20_Text"><text:span text:style-name="T1">REPOSITORY <text:s text:c="2"/>TAG <text:s text:c="6"/>IMAGE ID <text:s text:c="6"/>CREATED <text:s text:c="9"/>SIZE</text:span></text:span></text:p>
      <text:p text:style-name="P16"><text:span text:style-name="Source_20_Text"><text:span text:style-name="T1">my-nginx <text:s text:c="4"/>latest <text:s text:c="3"/>9bcd3f784c70 <text:s text:c="2"/>21 seconds ago <text:s text:c="2"/>187MB</text:span></text:span></text:p>
      <text:p text:style-name="P16"><text:span text:style-name="Source_20_Text"><text:span text:style-name="T1">nginx <text:s text:c="7"/>latest <text:s text:c="3"/>021283c8eb95 <text:s text:c="2"/>2 weeks ago <text:s text:c="5"/>187MB</text:span></text:span></text:p>
      <text:p text:style-name="P16"><text:span text:style-name="Source_20_Text"><text:span text:style-name="T1"/></text:span></text:p>
      <text:p text:style-name="P17"><text:span text:style-name="Source_20_Text"><text:span text:style-name="T7">create container from nginx image:</text:span></text:span></text:p>
      <text:p text:style-name="P17"><text:span text:style-name="Source_20_Text"><text:span text:style-name="T7"/></text:span></text:p>
      <text:p text:style-name="P16"><text:span text:style-name="Source_20_Text"><text:span text:style-name="T1">controlplane $ docker run -d --name nginx-cont -p 8080:80 my-nginx</text:span></text:span></text:p>
      <text:p text:style-name="P16"><text:span text:style-name="Source_20_Text"><text:span text:style-name="T1">1f01a31c25babcd3504c98017ba35c428c13c0fdf6fcefbf182876b16d2a4e4c</text:span></text:span></text:p>
      <text:p text:style-name="P16"><text:span text:style-name="Source_20_Text"><text:span text:style-name="T1"/></text:span></text:p>
      <text:p text:style-name="P17"><text:span text:style-name="Source_20_Text"><text:span text:style-name="T7">check container in running condition:</text:span></text:span></text:p>
      <text:p text:style-name="P17"><text:span text:style-name="Source_20_Text"><text:span text:style-name="T7"/></text:span></text:p>
      <text:p text:style-name="P16"><text:span text:style-name="Source_20_Text"><text:span text:style-name="T1">controlplane $ docker ps</text:span></text:span></text:p>
      <text:p text:style-name="P16"><text:span text:style-name="Source_20_Text"><text:span text:style-name="T1">CONTAINER ID <text:s text:c="2"/>IMAGE <text:s text:c="5"/>COMMAND <text:s text:c="17"/>CREATED <text:s text:c="9"/>STATUS <text:s text:c="9"/>PORTS <text:s text:c="34"/>NAMES</text:span></text:span></text:p>
      <text:p text:style-name="P16"><text:span text:style-name="Source_20_Text"><text:span text:style-name="T1">1f01a31c25ba <text:s text:c="2"/>my-nginx <text:s text:c="2"/>"/docker-entrypoint.…" <text:s text:c="2"/>27 seconds ago <text:s text:c="2"/>Up 15 seconds <text:s text:c="2"/>0.0.0.0:8080-&gt;80/tcp, :::8080-&gt;80/tcp <text:s text:c="2"/>nginx-cont</text:span></text:span></text:p>
      <text:p text:style-name="P16"><text:soft-page-break/><text:span text:style-name="Source_20_Text"><text:span text:style-name="T1"/></text:span></text:p>
      <text:p text:style-name="P17"><text:span text:style-name="Source_20_Text"><text:span text:style-name="T7">stop container:</text:span></text:span></text:p>
      <text:p text:style-name="P17"><text:span text:style-name="Source_20_Text"><text:span text:style-name="T7"/></text:span></text:p>
      <text:p text:style-name="P16"><text:span text:style-name="Source_20_Text"><text:span text:style-name="T1">controlplane $ docker stop nginx-cont <text:s text:c="11"/></text:span></text:span></text:p>
      <text:p text:style-name="P16"><text:span text:style-name="Source_20_Text"><text:span text:style-name="T1">nginx-cont</text:span></text:span></text:p>
      <text:p text:style-name="P16"><text:span text:style-name="Source_20_Text"><text:span text:style-name="T1"/></text:span></text:p>
      <text:p text:style-name="P17"><text:span text:style-name="Source_20_Text"><text:span text:style-name="T7">delete container:</text:span></text:span></text:p>
      <text:p text:style-name="P17"><text:span text:style-name="Source_20_Text"><text:span text:style-name="T7"/></text:span></text:p>
      <text:p text:style-name="P16"><text:span text:style-name="Source_20_Text"><text:span text:style-name="T1">controlplane $ docker rm nginx-cont </text:span></text:span></text:p>
      <text:p text:style-name="P16"><text:span text:style-name="Source_20_Text"><text:span text:style-name="T1">nginx-cont</text:span></text:span></text:p>
      <text:p text:style-name="P16"><text:span text:style-name="Source_20_Text"><text:span text:style-name="T1"/></text:span></text:p>
      <text:p text:style-name="P17"><text:span text:style-name="Source_20_Text"><text:span text:style-name="T7">check container:</text:span></text:span></text:p>
      <text:p text:style-name="P16"><text:span text:style-name="Source_20_Text"><text:span text:style-name="T1">controlplane $ docker ps</text:span></text:span></text:p>
      <text:p text:style-name="P16"><text:span text:style-name="Source_20_Text"><text:span text:style-name="T1">CONTAINER ID <text:s text:c="2"/>IMAGE <text:s text:c="4"/>COMMAND <text:s text:c="2"/>CREATED <text:s text:c="2"/>STATUS <text:s text:c="3"/>PORTS <text:s text:c="4"/>NAMES</text:span></text:span></text:p>
      <text:p text:style-name="P16"><text:span text:style-name="Source_20_Text"><text:span text:style-name="T1"/></text:span></text:p>
      <text:p text:style-name="P16"><text:span text:style-name="Source_20_Text"><text:span text:style-name="T1">controlplane $ </text:span></text:span></text:p>
      <text:p text:style-name="P16"><text:span text:style-name="Source_20_Text"><text:span text:style-name="T1"/></text:span></text:p>
      <text:p text:style-name="P17"><text:span text:style-name="Source_20_Text"><text:span text:style-name="T7">create alpine image from Dockerfile:</text:span></text:span></text:p>
      <text:p text:style-name="P17"><text:span text:style-name="Source_20_Text"><text:span text:style-name="T7"/></text:span></text:p>
      <text:p text:style-name="P17"><text:span text:style-name="Source_20_Text"><text:span text:style-name="T1">controlplane $ </text:span></text:span><text:span text:style-name="Source_20_Text"><text:span text:style-name="T3">sudo nano Dockerfile.alpine</text:span></text:span></text:p>
      <text:p text:style-name="P16"><text:span text:style-name="Source_20_Text"><text:span text:style-name="T1">controlplane $ ls <text:s/></text:span></text:span></text:p>
      <text:p text:style-name="P16"><text:span text:style-name="Source_20_Text"><text:span text:style-name="T1">Dockerfile.alpine <text:s/>Dockerfile.busybox <text:s/>filesystem <text:s/>myfile.txt</text:span></text:span></text:p>
      <text:p text:style-name="P16"><text:span text:style-name="Source_20_Text"><text:span text:style-name="T1">controlplane $ cat Dockerfile.alpine </text:span></text:span></text:p>
      <text:p text:style-name="P16"><text:span text:style-name="Source_20_Text"><text:span text:style-name="T1">FROM alpine</text:span></text:span></text:p>
      <text:p text:style-name="P16"><text:span text:style-name="Source_20_Text"><text:span text:style-name="T1">RUN apk update &amp;&amp; apk add --no-cache curl</text:span></text:span></text:p>
      <text:p text:style-name="P16"><text:span text:style-name="Source_20_Text"><text:span text:style-name="T1">CMD ["sleep", "infinity"]</text:span></text:span></text:p>
      <text:p text:style-name="P16"><text:span text:style-name="Source_20_Text"><text:span text:style-name="T1"/></text:span></text:p>
      <text:p text:style-name="P18"><text:span text:style-name="Source_20_Text"><text:span text:style-name="T8">create alpine image from dockerfile:</text:span></text:span></text:p>
      <text:p text:style-name="P18"><text:span text:style-name="Source_20_Text"><text:span text:style-name="T8"><text:s/></text:span></text:span></text:p>
      <text:p text:style-name="P16"><text:span text:style-name="Source_20_Text"><text:span text:style-name="T1">controlplane $ docker build -t my-alpine-image -f Dockerfile.alpine .</text:span></text:span></text:p>
      <text:p text:style-name="P16"><text:span text:style-name="Source_20_Text"><text:span text:style-name="T1">Sending build context to Docker daemon <text:s/>6.715MB</text:span></text:span></text:p>
      <text:p text:style-name="P16"><text:span text:style-name="Source_20_Text"><text:span text:style-name="T1">Step 1/3 : FROM alpine</text:span></text:span></text:p>
      <text:p text:style-name="P16"><text:span text:style-name="Source_20_Text"><text:span text:style-name="T1">latest: Pulling from library/alpine</text:span></text:span></text:p>
      <text:p text:style-name="P16"><text:span text:style-name="Source_20_Text"><text:span text:style-name="T1">31e352740f53: Pull complete </text:span></text:span></text:p>
      <text:p text:style-name="P16"><text:span text:style-name="Source_20_Text"><text:span text:style-name="T1">Digest: sha256:82d1e9d7ed48a7523bdebc18cf6290bdb97b82302a8a9c27d4fe885949ea94d1</text:span></text:span></text:p>
      <text:p text:style-name="P16"><text:span text:style-name="Source_20_Text"><text:span text:style-name="T1">Status: Downloaded newer image for alpine:latest</text:span></text:span></text:p>
      <text:p text:style-name="P16"><text:span text:style-name="Source_20_Text"><text:span text:style-name="T1"><text:s/>---&gt; c1aabb73d233</text:span></text:span></text:p>
      <text:p text:style-name="P16"><text:span text:style-name="Source_20_Text"><text:span text:style-name="T1">Step 2/3 : RUN apk update &amp;&amp; apk add --no-cache curl</text:span></text:span></text:p>
      <text:p text:style-name="P16"><text:span text:style-name="Source_20_Text"><text:span text:style-name="T1"><text:s/>---&gt; Running in 050c2393acb6</text:span></text:span></text:p>
      <text:p text:style-name="P16"><text:span text:style-name="Source_20_Text"><text:span text:style-name="T1">fetch https://dl-cdn.alpinelinux.org/alpine/v3.18/main/x86_64/APKINDEX.tar.gz</text:span></text:span></text:p>
      <text:p text:style-name="P16"><text:span text:style-name="Source_20_Text"><text:span text:style-name="T1">fetch https://dl-cdn.alpinelinux.org/alpine/v3.18/community/x86_64/APKINDEX.tar.gz</text:span></text:span></text:p>
      <text:p text:style-name="P16"><text:soft-page-break/><text:span text:style-name="Source_20_Text"><text:span text:style-name="T1">v3.18.2-424-gec5fe355ee5 [https://dl-cdn.alpinelinux.org/alpine/v3.18/main]</text:span></text:span></text:p>
      <text:p text:style-name="P16"><text:span text:style-name="Source_20_Text"><text:span text:style-name="T1">v3.18.2-426-g815aaae6d98 [https://dl-cdn.alpinelinux.org/alpine/v3.18/community]</text:span></text:span></text:p>
      <text:p text:style-name="P16"><text:span text:style-name="Source_20_Text"><text:span text:style-name="T1">OK: 20068 distinct packages available</text:span></text:span></text:p>
      <text:p text:style-name="P16"><text:span text:style-name="Source_20_Text"><text:span text:style-name="T1">fetch https://dl-cdn.alpinelinux.org/alpine/v3.18/main/x86_64/APKINDEX.tar.gz</text:span></text:span></text:p>
      <text:p text:style-name="P16"><text:span text:style-name="Source_20_Text"><text:span text:style-name="T1">fetch https://dl-cdn.alpinelinux.org/alpine/v3.18/community/x86_64/APKINDEX.tar.gz</text:span></text:span></text:p>
      <text:p text:style-name="P16"><text:span text:style-name="Source_20_Text"><text:span text:style-name="T1">(1/7) Installing ca-certificates (20230506-r0)</text:span></text:span></text:p>
      <text:p text:style-name="P16"><text:span text:style-name="Source_20_Text"><text:span text:style-name="T1">(2/7) Installing brotli-libs (1.0.9-r14)</text:span></text:span></text:p>
      <text:p text:style-name="P16"><text:span text:style-name="Source_20_Text"><text:span text:style-name="T1">(3/7) Installing libunistring (1.1-r1)</text:span></text:span></text:p>
      <text:p text:style-name="P16"><text:span text:style-name="Source_20_Text"><text:span text:style-name="T1">(4/7) Installing libidn2 (2.3.4-r1)</text:span></text:span></text:p>
      <text:p text:style-name="P16"><text:span text:style-name="Source_20_Text"><text:span text:style-name="T1">(5/7) Installing nghttp2-libs (1.55.1-r0)</text:span></text:span></text:p>
      <text:p text:style-name="P16"><text:span text:style-name="Source_20_Text"><text:span text:style-name="T1">(6/7) Installing libcurl (8.2.0-r0)</text:span></text:span></text:p>
      <text:p text:style-name="P16"><text:span text:style-name="Source_20_Text"><text:span text:style-name="T1">(7/7) Installing curl (8.2.0-r0)</text:span></text:span></text:p>
      <text:p text:style-name="P16"><text:span text:style-name="Source_20_Text"><text:span text:style-name="T1">Executing busybox-1.36.1-r0.trigger</text:span></text:span></text:p>
      <text:p text:style-name="P16"><text:span text:style-name="Source_20_Text"><text:span text:style-name="T1">Executing ca-certificates-20230506-r0.trigger</text:span></text:span></text:p>
      <text:p text:style-name="P16"><text:span text:style-name="Source_20_Text"><text:span text:style-name="T1">OK: 12 MiB in 22 packages</text:span></text:span></text:p>
      <text:p text:style-name="P16"><text:span text:style-name="Source_20_Text"><text:span text:style-name="T1">Removing intermediate container 050c2393acb6</text:span></text:span></text:p>
      <text:p text:style-name="P16"><text:span text:style-name="Source_20_Text"><text:span text:style-name="T1"><text:s/>---&gt; b240852f790e</text:span></text:span></text:p>
      <text:p text:style-name="P16"><text:span text:style-name="Source_20_Text"><text:span text:style-name="T1">Step 3/3 : CMD ["sleep", "infinity"]</text:span></text:span></text:p>
      <text:p text:style-name="P16"><text:span text:style-name="Source_20_Text"><text:span text:style-name="T1"><text:s/>---&gt; Running in d141c33f957e</text:span></text:span></text:p>
      <text:p text:style-name="P16"><text:span text:style-name="Source_20_Text"><text:span text:style-name="T1">Removing intermediate container d141c33f957e</text:span></text:span></text:p>
      <text:p text:style-name="P16"><text:span text:style-name="Source_20_Text"><text:span text:style-name="T1"><text:s/>---&gt; 18071a80a0cf</text:span></text:span></text:p>
      <text:p text:style-name="P16"><text:span text:style-name="Source_20_Text"><text:span text:style-name="T1">Successfully built 18071a80a0cf</text:span></text:span></text:p>
      <text:p text:style-name="P16"><text:span text:style-name="Source_20_Text"><text:span text:style-name="T1">Successfully tagged my-alpine-image:latest</text:span></text:span></text:p>
      <text:p text:style-name="P18"><text:span text:style-name="Source_20_Text"><text:span text:style-name="T8"/></text:span></text:p>
      <text:p text:style-name="P18"><text:span text:style-name="Source_20_Text"><text:span text:style-name="T8">check image:</text:span></text:span></text:p>
      <text:p text:style-name="P18"><text:span text:style-name="Source_20_Text"><text:span text:style-name="T8"/></text:span></text:p>
      <text:p text:style-name="P16"><text:span text:style-name="Source_20_Text"><text:span text:style-name="T1">controlplane $ docker images </text:span></text:span></text:p>
      <text:p text:style-name="P16"><text:span text:style-name="Source_20_Text"><text:span text:style-name="T1">REPOSITORY <text:s text:c="7"/>TAG <text:s text:c="6"/>IMAGE ID <text:s text:c="6"/>CREATED <text:s text:c="9"/>SIZE</text:span></text:span></text:p>
      <text:p text:style-name="P16"><text:span text:style-name="Source_20_Text"><text:span text:style-name="T1">my-alpine-image <text:s text:c="2"/>latest <text:s text:c="3"/>18071a80a0cf <text:s text:c="2"/>47 seconds ago <text:s text:c="2"/>13.4MB</text:span></text:span></text:p>
      <text:p text:style-name="P16"><text:span text:style-name="Source_20_Text"><text:span text:style-name="T1">my-busybox <text:s text:c="7"/>latest <text:s text:c="3"/>5a95f46ede5f <text:s text:c="2"/>7 minutes ago <text:s text:c="3"/>4.26MB</text:span></text:span></text:p>
      <text:p text:style-name="P16"><text:span text:style-name="Source_20_Text"><text:span text:style-name="T1">busybox <text:s text:c="10"/>latest <text:s text:c="3"/>a416a98b71e2 <text:s text:c="2"/>34 hours ago <text:s text:c="4"/>4.26MB</text:span></text:span></text:p>
      <text:p text:style-name="P16"><text:span text:style-name="Source_20_Text"><text:span text:style-name="T1">alpine <text:s text:c="11"/>latest <text:s text:c="3"/>c1aabb73d233 <text:s text:c="2"/>5 weeks ago <text:s text:c="5"/>7.33MB</text:span></text:span></text:p>
      <text:p text:style-name="P16"><text:span text:style-name="Source_20_Text"><text:span text:style-name="T1"/></text:span></text:p>
      <text:p text:style-name="P18"><text:span text:style-name="Source_20_Text"><text:span text:style-name="T8">create container from alpine image:</text:span></text:span></text:p>
      <text:p text:style-name="P16"><text:span text:style-name="Source_20_Text"><text:span text:style-name="T1">controlplane $ docker run -d --name my-alpine-container my-alpine-image</text:span></text:span></text:p>
      <text:p text:style-name="P16"><text:span text:style-name="Source_20_Text"><text:span text:style-name="T1"/></text:span></text:p>
      <text:p text:style-name="P16"><text:span text:style-name="Source_20_Text"><text:span text:style-name="T1">62734ac4d1c2817c96e8b73de9b04fde0af50b2d3e40df2eeb171237c8af9850</text:span></text:span></text:p>
      <text:p text:style-name="P16"><text:span text:style-name="Source_20_Text"><text:span text:style-name="T1">controlplane $ </text:span></text:span></text:p>
      <text:p text:style-name="P16"><text:span text:style-name="Source_20_Text"><text:span text:style-name="T1"/></text:span></text:p>
      <text:p text:style-name="P2">check container:</text:p>
      <text:p text:style-name="P2"/>
      <text:p text:style-name="P16"><text:span text:style-name="Source_20_Text"><text:span text:style-name="T1">controlplane $ docker ps</text:span></text:span></text:p>
      <text:p text:style-name="P16"><text:soft-page-break/><text:span text:style-name="Source_20_Text"><text:span text:style-name="T1">CONTAINER ID <text:s text:c="2"/>IMAGE <text:s text:c="12"/>COMMAND <text:s text:c="11"/>CREATED <text:s text:c="9"/>STATUS <text:s text:c="9"/>PORTS <text:s text:c="4"/>NAMES</text:span></text:span></text:p>
      <text:p text:style-name="P16"><text:span text:style-name="Source_20_Text"><text:span text:style-name="T1">62734ac4d1c2 <text:s text:c="2"/>my-alpine-image <text:s text:c="2"/>"sleep infinity" <text:s text:c="2"/>26 seconds ago <text:s text:c="2"/>Up 10 seconds <text:s text:c="12"/>my-alpine-container</text:span></text:span></text:p>
      <text:p text:style-name="P16"><text:span text:style-name="Source_20_Text"><text:span text:style-name="T1">controlplane $ </text:span></text:span></text:p>
      <text:p text:style-name="P19"><text:span text:style-name="Source_20_Text"><text:span text:style-name="T9"/></text:span></text:p>
      <text:p text:style-name="P19"><text:span text:style-name="Source_20_Text"><text:span text:style-name="T22">4. </text:span></text:span><text:span text:style-name="Source_20_Text"><text:span text:style-name="T21">Create 2 Network of Bridge Type named as </text:span></text:span><text:span text:style-name="Source_20_Text"><text:span text:style-name="T28">network01 </text:span></text:span><text:span text:style-name="Source_20_Text"><text:span text:style-name="T21">and </text:span></text:span><text:span text:style-name="Source_20_Text"><text:span text:style-name="T28">network02 </text:span></text:span><text:span text:style-name="Source_20_Text"><text:span text:style-name="T21">and communicate containers on both of them</text:span></text:span></text:p>
      <text:p text:style-name="Text_20_body"><text:line-break/></text:p>
      <text:p text:style-name="P3">create network01:</text:p>
      <text:p text:style-name="P3"><text:s/></text:p>
      <text:p text:style-name="P10">controlplane $ docker network create --driver bridge network01</text:p>
      <text:p text:style-name="P10">bd29e3d8d59be790e0a9c58e2a84bb7f57a8ce096e168ef7bd838af524aeb486</text:p>
      <text:p text:style-name="P10"/>
      <text:p text:style-name="P3">create network02:</text:p>
      <text:p text:style-name="P3"/>
      <text:p text:style-name="P10">controlplane $ docker network create --driver bridge network02</text:p>
      <text:p text:style-name="P10">603a675934320becb1f26a80bd02d2cec1ecd17dad4e54413a0d5db6d70e11b0</text:p>
      <text:p text:style-name="P3"/>
      <text:p text:style-name="P4">check network list:</text:p>
      <text:p text:style-name="P11"/>
      <text:p text:style-name="P11">controlplane $ </text:p>
      <text:p text:style-name="P11">controlplane $ docker network ls</text:p>
      <text:p text:style-name="P11">NETWORK ID <text:s text:c="4"/>NAME <text:s text:c="7"/>DRIVER <text:s text:c="3"/>SCOPE</text:p>
      <text:p text:style-name="P11">0f1a82eec396 <text:s text:c="2"/>bridge <text:s text:c="5"/>bridge <text:s text:c="3"/>local</text:p>
      <text:p text:style-name="P11">e812261b4a8f <text:s text:c="2"/>host <text:s text:c="7"/>host <text:s text:c="5"/>local</text:p>
      <text:p text:style-name="P11">f636b144915f <text:s text:c="2"/>network01 <text:s text:c="2"/>bridge <text:s text:c="3"/>local</text:p>
      <text:p text:style-name="P11">314102e44812 <text:s text:c="2"/>network02 <text:s text:c="2"/>bridge <text:s text:c="3"/>local</text:p>
      <text:p text:style-name="P11">2e4431617ab9 <text:s text:c="2"/>none <text:s text:c="7"/>null <text:s text:c="5"/>local</text:p>
      <text:p text:style-name="P11">controlplane $ </text:p>
      <text:p text:style-name="P3"/>
      <text:p text:style-name="P3">create container from network01:</text:p>
      <text:p text:style-name="P10"/>
      <text:p text:style-name="P10">controlplane $ docker run -d --name container01 --network network01 nginx:latest</text:p>
      <text:p text:style-name="P10">Unable to find image 'nginx:latest' locally</text:p>
      <text:p text:style-name="P10">latest: Pulling from library/nginx</text:p>
      <text:p text:style-name="P10">faef57eae888: Pull complete </text:p>
      <text:p text:style-name="P10">76579e9ed380: Pull complete </text:p>
      <text:p text:style-name="P10">cf707e233955: Pull complete </text:p>
      <text:p text:style-name="P10">91bb7937700d: Pull complete </text:p>
      <text:p text:style-name="P10">4b962717ba55: Pull complete </text:p>
      <text:p text:style-name="P10">f46d7b05649a: Pull complete </text:p>
      <text:p text:style-name="P10">103501419a0a: Pull complete </text:p>
      <text:p text:style-name="P10">Digest: sha256:08bc36ad52474e528cc1ea3426b5e3f4bad8a130318e3140d6cfe29c8892c7ef</text:p>
      <text:p text:style-name="P10">Status: Downloaded newer image for nginx:latest</text:p>
      <text:p text:style-name="P10">cb286aae33f5a5d3943058be891402140261e85531100f3830e35050d258e991</text:p>
      <text:p text:style-name="P3"/>
      <text:p text:style-name="P3"><text:soft-page-break/>create container from network02:</text:p>
      <text:p text:style-name="P10"/>
      <text:p text:style-name="P10">controlplane $ docker run -d --name container02 --network network02 nginx:latest</text:p>
      <text:p text:style-name="P10">4f098f5c501112fae8b3094382935c561f5595ea02e6b7fd57deb95e92786175</text:p>
      <text:p text:style-name="P3"/>
      <text:p text:style-name="P3">communicate container between network:</text:p>
      <text:p text:style-name="P3"/>
      <text:p text:style-name="P10">controlplane $ docker network create --driver bridge shared_bridge_network --attachable</text:p>
      <text:p text:style-name="P10">831520e38546bc3002f7c3f0c76d0394520fbf96c55e57d8b4000bd5e03b4cb5</text:p>
      <text:p text:style-name="P10">controlplane $ docker network connect shared_bridge_network container01</text:p>
      <text:p text:style-name="P10">controlplane $ docker network connect shared_bridge_network container02</text:p>
      <text:p text:style-name="P10"/>
      <text:p text:style-name="P5">check network communicate:</text:p>
      <text:p text:style-name="P12">controlplane $ docker exec -it container01 /bin/bash</text:p>
      <text:p text:style-name="P12">root@33cd7b0cf344:/# curl container02</text:p>
      <text:p text:style-name="P12">&lt;!DOCTYPE html&gt;</text:p>
      <text:p text:style-name="P12">&lt;html&gt;</text:p>
      <text:p text:style-name="P12">&lt;head&gt;</text:p>
      <text:p text:style-name="P12">&lt;title&gt;Welcome to nginx!&lt;/title&gt;</text:p>
      <text:p text:style-name="P12">&lt;style&gt;</text:p>
      <text:p text:style-name="P12">html { color-scheme: light dark; }</text:p>
      <text:p text:style-name="P12">body { width: 35em; margin: 0 auto;</text:p>
      <text:p text:style-name="P12">font-family: Tahoma, Verdana, Arial, sans-serif; }</text:p>
      <text:p text:style-name="P12">&lt;/style&gt;</text:p>
      <text:p text:style-name="P12">&lt;/head&gt;</text:p>
      <text:p text:style-name="P12">&lt;body&gt;</text:p>
      <text:p text:style-name="P12">&lt;h1&gt;Welcome to nginx!&lt;/h1&gt;</text:p>
      <text:p text:style-name="P12">&lt;p&gt;If you see this page, the nginx web server is successfully installed and</text:p>
      <text:p text:style-name="P12">working. Further configuration is required.&lt;/p&gt;</text:p>
      <text:p text:style-name="P12"/>
      <text:p text:style-name="P12">&lt;p&gt;For online documentation and support please refer to</text:p>
      <text:p text:style-name="P12">&lt;a href="http://nginx.org/"&gt;nginx.org&lt;/a&gt;.&lt;br/&gt;</text:p>
      <text:p text:style-name="P12">Commercial support is available at</text:p>
      <text:p text:style-name="P12">&lt;a href="http://nginx.com/"&gt;nginx.com&lt;/a&gt;.&lt;/p&gt;</text:p>
      <text:p text:style-name="P12"/>
      <text:p text:style-name="P12">&lt;p&gt;&lt;em&gt;Thank you for using nginx.&lt;/em&gt;&lt;/p&gt;</text:p>
      <text:p text:style-name="P12">&lt;/body&gt;</text:p>
      <text:p text:style-name="P12">&lt;/html&gt;</text:p>
      <text:p text:style-name="P12">root@33cd7b0cf344:/# exit</text:p>
      <text:p text:style-name="P12">exit</text:p>
      <text:p text:style-name="P12">controlplane $ </text:p>
      <text:p text:style-name="P12"/>
      <text:p text:style-name="P20"><text:span text:style-name="T22">5. </text:span><text:span text:style-name="T19">Save index file in </text:span><text:span text:style-name="Emphasis"><text:span text:style-name="T19">log conatainer </text:span></text:span><text:span text:style-name="T19">and access from </text:span><text:span text:style-name="Emphasis"><text:span text:style-name="T19">web container</text:span></text:span></text:p>
      <text:p text:style-name="P20"><text:span text:style-name="T10">create volume:</text:span></text:p>
      <text:p text:style-name="P6"/>
      <text:p text:style-name="P13">controlplane $ docker create -v /data --name log_container busybox</text:p>
      <text:p text:style-name="P13">Unable to find image 'busybox:latest' locally</text:p>
      <text:p text:style-name="P13">latest: Pulling from library/busybox</text:p>
      <text:p text:style-name="P13">3f4d90098f5b: Pull complete </text:p>
      <text:p text:style-name="P13"><text:soft-page-break/>Digest: sha256:3fbc632167424a6d997e74f52b878d7cc478225cffac6bc977eedfe51c7f4e79</text:p>
      <text:p text:style-name="P13">Status: Downloaded newer image for busybox:latest</text:p>
      <text:p text:style-name="P13">f6e1c96b93d7d7134f08a3ee1f3fb6576ad02e932ff0d26c4fd5df0ab217009f</text:p>
      <text:p text:style-name="P7"/>
      <text:p text:style-name="P7">copy index.html In log_container:/data/:</text:p>
      <text:p text:style-name="P7"/>
      <text:p text:style-name="P13">controlplane $ sudo nano index.html </text:p>
      <text:p text:style-name="P13">controlplane $ docker cp index.html log_container:/data/</text:p>
      <text:p text:style-name="P13">controlplane $ docker run -d --name rehan-web_container --volumes-from log_container -p 81:80 nginx:latest</text:p>
      <text:p text:style-name="P13">fa652ed9e4451a9011fe7b73f23568382b656a92c67dfd9394cc99b97805a0a0</text:p>
      <text:p text:style-name="P7"/>
      <text:p text:style-name="P7">check index.html in nginx to check curl command:</text:p>
      <text:p text:style-name="P13"/>
      <text:p text:style-name="P13">controlplane $ curl http://localhost:81</text:p>
      <text:p text:style-name="P13">&lt;!DOCTYPE html&gt;</text:p>
      <text:p text:style-name="P13">&lt;html&gt;</text:p>
      <text:p text:style-name="P13">&lt;head&gt;</text:p>
      <text:p text:style-name="P13">&lt;title&gt;Welcome to nginx!&lt;/title&gt;</text:p>
      <text:p text:style-name="P13">&lt;style&gt;</text:p>
      <text:p text:style-name="P13">html { color-scheme: light dark; }</text:p>
      <text:p text:style-name="P13">body { width: 35em; margin: 0 auto;</text:p>
      <text:p text:style-name="P13">font-family: Tahoma, Verdana, Arial, sans-serif; }</text:p>
      <text:p text:style-name="P13">&lt;/style&gt;</text:p>
      <text:p text:style-name="P13">&lt;/head&gt;</text:p>
      <text:p text:style-name="P13">&lt;body&gt;</text:p>
      <text:p text:style-name="P13">&lt;h1&gt;Welcome to nginx!&lt;/h1&gt;</text:p>
      <text:p text:style-name="P13">&lt;p&gt;If you see this page, the nginx web server is successfully installed and</text:p>
      <text:p text:style-name="P13">working. Further configuration is required.&lt;/p&gt;</text:p>
      <text:p text:style-name="P13"/>
      <text:p text:style-name="P13">&lt;p&gt;For online documentation and support please refer to</text:p>
      <text:p text:style-name="P13">&lt;a href="http://nginx.org/"&gt;nginx.org&lt;/a&gt;.&lt;br/&gt;</text:p>
      <text:p text:style-name="P13">Commercial support is available at</text:p>
      <text:p text:style-name="P13">&lt;a href="http://nginx.com/"&gt;nginx.com&lt;/a&gt;.&lt;/p&gt;</text:p>
      <text:p text:style-name="P13"/>
      <text:p text:style-name="P13">&lt;p&gt;&lt;em&gt;Thank you for using nginx.&lt;/em&gt;&lt;/p&gt;</text:p>
      <text:p text:style-name="P13">&lt;/body&gt;</text:p>
      <text:p text:style-name="P13">&lt;/html&gt;</text:p>
      <text:p text:style-name="P13">controlplane $ </text:p>
      <text:p text:style-name="P12"/>
      <text:p text:style-name="P21"><text:span text:style-name="T22">7.</text:span><text:span text:style-name="T19">Create a Volume and store current date from </text:span><text:span text:style-name="Emphasis"><text:span text:style-name="T19">conatainer01 </text:span></text:span><text:span text:style-name="T19">and access from </text:span><text:span text:style-name="Emphasis"><text:span text:style-name="T19">container02</text:span></text:span></text:p>
      <text:p text:style-name="P8"/>
      <text:p text:style-name="P8">create volume:</text:p>
      <text:p text:style-name="P14">controlplane $ docker volume create date_volume</text:p>
      <text:p text:style-name="P14">date_volume</text:p>
      <text:p text:style-name="P8"/>
      <text:p text:style-name="P8">Create container &amp; save current date in volume:</text:p>
      <text:p text:style-name="P14">controlplane $ docker run --name container1 -v date_volume:/data busybox sh -c "date &gt; /data/date.txt"</text:p>
      <text:p text:style-name="P14"><text:soft-page-break/>Unable to find image 'busybox:latest' locally</text:p>
      <text:p text:style-name="P14">latest: Pulling from library/busybox</text:p>
      <text:p text:style-name="P14">3f4d90098f5b: Pull complete </text:p>
      <text:p text:style-name="P14">Digest: sha256:3fbc632167424a6d997e74f52b878d7cc478225cffac6bc977eedfe51c7f4e79</text:p>
      <text:p text:style-name="P14">Status: Downloaded newer image for busybox:latest</text:p>
      <text:p text:style-name="P8"/>
      <text:p text:style-name="P8">Create container and access date from volume:</text:p>
      <text:p text:style-name="P8"/>
      <text:p text:style-name="P14">controlplane $ docker run --rm -it -v date_volume:/data busybox sh -c "cat /data/date.txt"</text:p>
      <text:p text:style-name="P14">Thu Jul 20 10:59:54 UTC 2023</text:p>
      <text:p text:style-name="P14">controlplane $ 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1:58:59.216504973</meta:creation-date>
    <dc:date>2023-07-20T16:15:16.479475523</dc:date>
    <meta:editing-duration>PT3H7M30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9" meta:paragraph-count="301" meta:word-count="1316" meta:character-count="11981" meta:non-whitespace-character-count="10251"/>
  </office:meta>
</office:document-meta>
</file>